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26875" officeooo:paragraph-rsid="00026875"/>
    </style:style>
    <style:style style:name="P2" style:family="paragraph" style:parent-style-name="Table_20_Contents">
      <style:text-properties officeooo:rsid="00026875" officeooo:paragraph-rsid="00026875"/>
    </style:style>
    <style:style style:name="P3" style:family="paragraph" style:parent-style-name="Table_20_Contents">
      <style:text-properties officeooo:rsid="00026875" officeooo:paragraph-rsid="00026875"/>
    </style:style>
    <style:style style:name="P4" style:family="paragraph" style:parent-style-name="Table_20_Contents">
      <style:text-properties officeooo:rsid="00074fc4" officeooo:paragraph-rsid="00074fc4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fore table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Before section.</text:p>
            <text:section text:style-name="Sect1" text:name="Section1">
              <text:p text:style-name="P2">Table1:A1</text:p>
              <text:p text:style-name="P4">1</text:p>
              <text:p text:style-name="P4">2</text:p>
              <text:p text:style-name="P4">3</text:p>
              <text:p text:style-name="P4">4</text:p>
              <text:p text:style-name="P4">5</text:p>
              <text:p text:style-name="P4">6</text:p>
            </text:section>
            <text:p text:style-name="P2"><text:soft-page-break/>After section.</text:p>
          </table:table-cell>
          <table:table-cell table:style-name="Table1.B1" office:value-type="string">
            <text:p text:style-name="P2">Table1:A2</text:p>
          </table:table-cell>
        </table:table-row>
      </table:table>
      <text:p text:style-name="P1">After t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7.63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Vajna</meta:initial-creator>
    <meta:creation-date>2017-06-12T14:18:18.143384711</meta:creation-date>
    <dc:date>2017-06-23T16:58:35.507653781</dc:date>
    <dc:creator>Miklos Vajna</dc:creator>
    <meta:editing-duration>PT3M17S</meta:editing-duration>
    <meta:editing-cycles>5</meta:editing-cycles>
    <meta:generator>LibreOfficeDev/6.0.0.0.alpha0$Linux_X86_64 LibreOffice_project/ae66ac5c20ccbcb379890280b6e1264b65dd75c5</meta:generator>
    <meta:document-statistic meta:table-count="1" meta:image-count="0" meta:object-count="0" meta:page-count="2" meta:paragraph-count="12" meta:word-count="16" meta:character-count="78" meta:non-whitespace-character-count="74"/>
  </office:meta>
</office:document-meta>
</file>